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5aff17"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rsid="034ac030" officeooo:paragraph-rsid="03a70968"/>
    </style:style>
    <style:style style:name="P40" style:family="paragraph" style:parent-style-name="Text_20_body">
      <style:text-properties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officeooo:rsid="02dc17bd" officeooo:paragraph-rsid="02dc17bd"/>
    </style:style>
    <style:style style:name="P53" style:family="paragraph" style:parent-style-name="Text_20_body">
      <style:text-properties officeooo:rsid="02833bab" officeooo:paragraph-rsid="02833bab"/>
    </style:style>
    <style:style style:name="P54" style:family="paragraph" style:parent-style-name="Text_20_body">
      <style:text-properties officeooo:paragraph-rsid="01756fef"/>
    </style:style>
    <style:style style:name="P55" style:family="paragraph" style:parent-style-name="Text_20_body">
      <style:text-properties officeooo:rsid="01dd4f45" officeooo:paragraph-rsid="01dd4f45"/>
    </style:style>
    <style:style style:name="P56" style:family="paragraph" style:parent-style-name="Text_20_body">
      <style:text-properties officeooo:paragraph-rsid="01edcf44"/>
    </style:style>
    <style:style style:name="P57" style:family="paragraph" style:parent-style-name="Text_20_body">
      <style:text-properties officeooo:rsid="0036a586" officeooo:paragraph-rsid="0176446b"/>
    </style:style>
    <style:style style:name="P58" style:family="paragraph" style:parent-style-name="Text_20_body">
      <style:text-properties officeooo:paragraph-rsid="031e5fb3"/>
    </style:style>
    <style:style style:name="P59" style:family="paragraph" style:parent-style-name="Text_20_body">
      <style:text-properties officeooo:rsid="03bee76e" officeooo:paragraph-rsid="03bee76e"/>
    </style:style>
    <style:style style:name="P60" style:family="paragraph" style:parent-style-name="Text_20_body">
      <style:text-properties officeooo:rsid="03c08755" officeooo:paragraph-rsid="03c08755"/>
    </style:style>
    <style:style style:name="P61" style:family="paragraph" style:parent-style-name="Text_20_body">
      <style:text-properties officeooo:rsid="03c48fc9" officeooo:paragraph-rsid="03c48fc9"/>
    </style:style>
    <style:style style:name="P62" style:family="paragraph" style:parent-style-name="Text_20_body">
      <style:text-properties officeooo:rsid="03c7cbc7" officeooo:paragraph-rsid="03c7cbc7"/>
    </style:style>
    <style:style style:name="P63" style:family="paragraph" style:parent-style-name="Text_20_body">
      <style:text-properties officeooo:rsid="03ca3cea" officeooo:paragraph-rsid="03ca3cea"/>
    </style:style>
    <style:style style:name="P64" style:family="paragraph" style:parent-style-name="Text_20_body">
      <style:text-properties style:font-name="Consolas" fo:font-size="10pt" officeooo:rsid="03ca3cea" officeooo:paragraph-rsid="03ca3cea" style:font-size-asian="10pt" style:font-size-complex="10pt"/>
    </style:style>
    <style:style style:name="P65" style:family="paragraph" style:parent-style-name="Text_20_body">
      <style:text-properties style:font-name="Consolas" officeooo:rsid="03cf2aa0" officeooo:paragraph-rsid="03cf2aa0"/>
    </style:style>
    <style:style style:name="P66" style:family="paragraph" style:parent-style-name="Text_20_body">
      <style:text-properties officeooo:rsid="03cf2aa0" officeooo:paragraph-rsid="03cf2aa0"/>
    </style:style>
    <style:style style:name="P67" style:family="paragraph" style:parent-style-name="Text_20_body">
      <style:paragraph-properties fo:break-before="page"/>
      <style:text-properties style:font-name="Times New Roman" officeooo:rsid="03a72f27" officeooo:paragraph-rsid="03a72f27"/>
    </style:style>
    <style:style style:name="P68" style:family="paragraph" style:parent-style-name="Index">
      <style:paragraph-properties fo:text-align="start" style:justify-single-word="false"/>
      <style:text-properties officeooo:rsid="0002d659" officeooo:paragraph-rsid="0002d659"/>
    </style:style>
    <style:style style:name="P69" style:family="paragraph" style:parent-style-name="Index">
      <style:paragraph-properties fo:text-align="start" style:justify-single-word="false"/>
      <style:text-properties officeooo:paragraph-rsid="0002d659"/>
    </style:style>
    <style:style style:name="P70" style:family="paragraph" style:parent-style-name="Standard">
      <style:paragraph-properties fo:margin-left="0cm" fo:margin-right="0cm" fo:text-align="start" style:justify-single-word="false" fo:text-indent="0cm" style:auto-text-indent="false"/>
      <style:text-properties style:font-name="Consolas"/>
    </style:style>
    <style:style style:name="P71" style:family="paragraph" style:parent-style-name="Standard" style:master-page-name="First_20_Page">
      <style:paragraph-properties style:page-number="auto"/>
      <style:text-properties officeooo:rsid="038405db" officeooo:paragraph-rsid="038405db"/>
    </style:style>
    <style:style style:name="P72" style:family="paragraph" style:parent-style-name="Index" style:master-page-name="Index">
      <style:paragraph-properties fo:text-align="start" style:justify-single-word="false" style:page-number="auto"/>
      <style:text-properties officeooo:paragraph-rsid="0002d659"/>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Heading_20_2">
      <style:text-properties officeooo:rsid="03733045"/>
    </style:style>
    <style:style style:name="P78" style:family="paragraph" style:parent-style-name="Heading_20_2">
      <style:paragraph-properties fo:text-align="start" style:justify-single-word="false"/>
      <style:text-properties officeooo:rsid="02cda2b6" officeooo:paragraph-rsid="02cda2b6"/>
    </style:style>
    <style:style style:name="P79" style:family="paragraph" style:parent-style-name="Heading_20_2">
      <style:paragraph-properties fo:text-align="start" style:justify-single-word="false"/>
      <style:text-properties style:font-name="Times New Roman" officeooo:rsid="02cda2b6" officeooo:paragraph-rsid="02cda2b6"/>
    </style:style>
    <style:style style:name="P80" style:family="paragraph" style:parent-style-name="Heading_20_2">
      <style:text-properties style:font-name="Times New Roman" officeooo:rsid="02c07c14" officeooo:paragraph-rsid="02c07c14"/>
    </style:style>
    <style:style style:name="P81" style:family="paragraph" style:parent-style-name="Heading_20_2">
      <style:text-properties officeooo:rsid="0036a586" officeooo:paragraph-rsid="0176446b"/>
    </style:style>
    <style:style style:name="P82" style:family="paragraph" style:parent-style-name="Heading_20_2">
      <style:text-properties officeooo:paragraph-rsid="03afdaa3"/>
    </style:style>
    <style:style style:name="P83" style:family="paragraph" style:parent-style-name="Heading_20_2">
      <style:text-properties officeooo:rsid="03bd3fcf" officeooo:paragraph-rsid="03bd3fcf"/>
    </style:style>
    <style:style style:name="P84" style:family="paragraph" style:parent-style-name="Heading_20_2" style:list-style-name=""/>
    <style:style style:name="P85" style:family="paragraph" style:parent-style-name="Heading_20_2" style:list-style-name="">
      <style:text-properties officeooo:paragraph-rsid="03bf5e20"/>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paragraph-rsid="03bf5e20"/>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Illustration_20_Index_20_1">
      <style:paragraph-properties>
        <style:tab-stops>
          <style:tab-stop style:position="17.013cm" style:type="right" style:leader-style="dotted" style:leader-text="."/>
        </style:tab-stops>
      </style:paragraph-properties>
    </style:style>
    <style:style style:name="P91" style:family="paragraph" style:parent-style-name="Text_20_body" style:list-style-name="L1">
      <style:text-properties style:font-name="Times New Roman" officeooo:rsid="02c07c14" officeooo:paragraph-rsid="02c07c14"/>
    </style:style>
    <style:style style:name="P92" style:family="paragraph" style:parent-style-name="Text_20_body" style:list-style-name="L1">
      <style:text-properties style:font-name="Times New Roman" officeooo:rsid="02c07c14" officeooo:paragraph-rsid="02d79272"/>
    </style:style>
    <style:style style:name="P93" style:family="paragraph" style:parent-style-name="Text_20_body" style:list-style-name="L1">
      <style:text-properties style:font-name="Times New Roman" officeooo:rsid="02c694e2" officeooo:paragraph-rsid="02c694e2"/>
    </style:style>
    <style:style style:name="P94" style:family="paragraph" style:parent-style-name="Text_20_body" style:list-style-name="L2">
      <style:text-properties style:font-name="Times New Roman" officeooo:rsid="02c25302" officeooo:paragraph-rsid="02c25302"/>
    </style:style>
    <style:style style:name="P95" style:family="paragraph" style:parent-style-name="Text_20_body" style:list-style-name="L5">
      <style:text-properties style:font-name="Times New Roman" officeooo:rsid="03b822f9" officeooo:paragraph-rsid="03b822f9"/>
    </style:style>
    <style:style style:name="P96" style:family="paragraph" style:parent-style-name="Text_20_body" style:list-style-name="L5">
      <style:text-properties style:font-name="Times New Roman" officeooo:rsid="03b822f9" officeooo:paragraph-rsid="03d2f811"/>
    </style:style>
    <style:style style:name="P97" style:family="paragraph" style:parent-style-name="Text_20_body" style:list-style-name="L6">
      <style:text-properties style:font-name="Times New Roman" officeooo:rsid="03ac36dd" officeooo:paragraph-rsid="03ac36dd"/>
    </style:style>
    <style:style style:name="P98" style:family="paragraph" style:parent-style-name="Text_20_body" style:list-style-name="L7">
      <style:text-properties style:font-name="Times New Roman" officeooo:rsid="03ac36dd" officeooo:paragraph-rsid="03ac36dd"/>
    </style:style>
    <style:style style:name="P99" style:family="paragraph" style:parent-style-name="Text_20_body" style:list-style-name="L8">
      <style:text-properties style:font-name="Times New Roman" officeooo:rsid="03ac36dd" officeooo:paragraph-rsid="03ac36dd"/>
    </style:style>
    <style:style style:name="P100" style:family="paragraph" style:parent-style-name="Text_20_body" style:list-style-name="L9">
      <style:text-properties style:font-name="Times New Roman" officeooo:rsid="03af7c29" officeooo:paragraph-rsid="03af7c29"/>
    </style:style>
    <style:style style:name="P101" style:family="paragraph" style:parent-style-name="Text_20_body" style:list-style-name="L10">
      <style:text-properties style:font-name="Times New Roman" officeooo:rsid="03adb489" officeooo:paragraph-rsid="03adb489"/>
    </style:style>
    <style:style style:name="P102" style:family="paragraph" style:parent-style-name="Text_20_body" style:list-style-name="L11">
      <style:text-properties style:font-name="Times New Roman" officeooo:rsid="03b4b81e" officeooo:paragraph-rsid="03b4b81e"/>
    </style:style>
    <style:style style:name="P103" style:family="paragraph" style:parent-style-name="Text_20_body" style:list-style-name="L12">
      <style:text-properties style:font-name="Times New Roman" officeooo:rsid="03b4b81e" officeooo:paragraph-rsid="03b4b81e"/>
    </style:style>
    <style:style style:name="P104" style:family="paragraph" style:parent-style-name="Text_20_body" style:list-style-name="L13">
      <style:text-properties style:font-name="Times New Roman" officeooo:rsid="03b23392" officeooo:paragraph-rsid="03b23392"/>
    </style:style>
    <style:style style:name="P105" style:family="paragraph" style:parent-style-name="Text_20_body" style:list-style-name="L14">
      <style:text-properties style:font-name="Times New Roman" officeooo:rsid="03a72f27" officeooo:paragraph-rsid="03b0b49c"/>
    </style:style>
    <style:style style:name="P106" style:family="paragraph" style:parent-style-name="Text_20_body" style:list-style-name="L17">
      <style:text-properties style:font-name="Times New Roman" officeooo:rsid="016f9575" officeooo:paragraph-rsid="030b3fb7"/>
    </style:style>
    <style:style style:name="P107" style:family="paragraph" style:parent-style-name="Text_20_body" style:list-style-name="L17">
      <style:text-properties style:font-name="Times New Roman" officeooo:rsid="016f9575" officeooo:paragraph-rsid="016f9575"/>
    </style:style>
    <style:style style:name="P108" style:family="paragraph" style:parent-style-name="Text_20_body" style:list-style-name="L17">
      <style:text-properties style:font-name="Times New Roman" officeooo:rsid="016f9575" officeooo:paragraph-rsid="032ec10b"/>
    </style:style>
    <style:style style:name="P109" style:family="paragraph" style:parent-style-name="Text_20_body" style:list-style-name="L18">
      <style:text-properties style:font-name="Times New Roman"/>
    </style:style>
    <style:style style:name="P110" style:family="paragraph" style:parent-style-name="Text_20_body" style:list-style-name="L3">
      <style:text-properties officeooo:rsid="02d35e24" officeooo:paragraph-rsid="02d35e24"/>
    </style:style>
    <style:style style:name="P111" style:family="paragraph" style:parent-style-name="Text_20_body" style:list-style-name="L4">
      <style:text-properties fo:font-weight="normal" officeooo:rsid="02c7223e" officeooo:paragraph-rsid="02c7223e" style:font-weight-asian="normal" style:font-weight-complex="normal"/>
    </style:style>
    <style:style style:name="P112" style:family="paragraph" style:parent-style-name="Text_20_body" style:list-style-name="L5">
      <style:text-properties officeooo:rsid="03d2f811" officeooo:paragraph-rsid="03d2f811"/>
    </style:style>
    <style:style style:name="P113" style:family="paragraph" style:parent-style-name="Text_20_body" style:list-style-name="L15"/>
    <style:style style:name="P114" style:family="paragraph" style:parent-style-name="Text_20_body" style:list-style-name="L16">
      <style:text-properties officeooo:rsid="03c08755" officeooo:paragraph-rsid="03c08755"/>
    </style:style>
    <style:style style:name="P115" style:family="paragraph" style:parent-style-name="Text_20_body" style:list-style-name="L16">
      <style:paragraph-properties fo:text-align="justify" style:justify-single-word="false"/>
      <style:text-properties officeooo:rsid="03c08755" officeooo:paragraph-rsid="03c08755"/>
    </style:style>
    <style:style style:name="P116" style:family="paragraph" style:parent-style-name="Text_20_body" style:list-style-name="L18">
      <style:text-properties officeooo:rsid="016f9575" officeooo:paragraph-rsid="017e1ebe"/>
    </style:style>
    <style:style style:name="P117" style:family="paragraph" style:parent-style-name="Text_20_body" style:list-style-name="L18">
      <style:text-properties officeooo:rsid="016f9575" officeooo:paragraph-rsid="018eb969"/>
    </style:style>
    <style:style style:name="P118" style:family="paragraph" style:parent-style-name="Text_20_body" style:list-style-name="L18">
      <style:text-properties officeooo:rsid="017e1ebe" officeooo:paragraph-rsid="018eb969"/>
    </style:style>
    <style:style style:name="P119" style:family="paragraph" style:parent-style-name="Text_20_body" style:list-style-name="L18">
      <style:text-properties officeooo:rsid="01826807" officeooo:paragraph-rsid="01826807"/>
    </style:style>
    <style:style style:name="P120" style:family="paragraph" style:parent-style-name="Text_20_body" style:list-style-name="L18">
      <style:text-properties officeooo:rsid="017f737c" officeooo:paragraph-rsid="017f737c"/>
    </style:style>
    <style:style style:name="P121" style:family="paragraph" style:parent-style-name="Text_20_body" style:list-style-name="L18">
      <style:text-properties officeooo:rsid="017ff7c0" officeooo:paragraph-rsid="017ff7c0"/>
    </style:style>
    <style:style style:name="P122" style:family="paragraph" style:parent-style-name="Text_20_body">
      <style:text-properties style:font-name="Consolas" fo:font-size="10pt" officeooo:rsid="03d85f53" officeooo:paragraph-rsid="03d85f53" style:font-size-asian="10pt" style:font-size-complex="10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T34" style:family="text">
      <style:text-properties officeooo:rsid="03c7cbc7"/>
    </style:style>
    <style:style style:name="T35" style:family="text">
      <style:text-properties officeooo:rsid="03ca3cea"/>
    </style:style>
    <style:style style:name="T36" style:family="text">
      <style:text-properties fo:color="#000000" fo:font-size="10pt" style:font-size-asian="10pt"/>
    </style:style>
    <style:style style:name="T37" style:family="text">
      <style:text-properties fo:color="#7f0055" fo:font-size="10pt" fo:font-weight="bold" style:font-size-asian="10pt" style:font-weight-asian="bold"/>
    </style:style>
    <style:style style:name="T38" style:family="text">
      <style:text-properties fo:color="#005032" fo:font-size="10pt" style:font-size-asian="10pt"/>
    </style:style>
    <style:style style:name="T39" style:family="text">
      <style:text-properties fo:color="#0000c0" fo:font-size="10pt" style:font-size-asian="10pt"/>
    </style:style>
    <style:style style:name="T40" style:family="text">
      <style:text-properties fo:color="#0000c0" fo:font-size="10pt" fo:background-color="#ceccf7" loext:char-shading-value="0" style:font-size-asian="10pt"/>
    </style:style>
    <style:style style:name="T41" style:family="text">
      <style:text-properties officeooo:rsid="03d85f5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46483512" text:id="ct146483512">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46483392" text:id="ct14648339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46483272" text:id="ct146483272">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46483152" text:id="ct146483152">
          <text:deletion>
            <office:change-info>
              <dc:creator>Unbekannter Autor</dc:creator>
              <dc:date>2017-06-11T21:35:00</dc:date>
            </office:change-info>
            <text:p text:style-name="Illustration"><text:line-break/>Abbildung</text:p>
          </text:deletion>
        </text:changed-region>
        <text:changed-region xml:id="ct146483032" text:id="ct146483032">
          <text:deletion>
            <office:change-info>
              <dc:creator>Unbekannter Autor</dc:creator>
              <dc:date>2017-11-13T22:22:34</dc:date>
            </office:change-info>
            <text:p text:style-name="Illustration"><text:s/></text:p>
          </text:deletion>
        </text:changed-region>
        <text:changed-region xml:id="ct146482912" text:id="ct14648291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46481712" text:id="ct14648171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46481832" text:id="ct146481832">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46481952" text:id="ct14648195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46482072" text:id="ct146482072">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46482192" text:id="ct14648219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46482312" text:id="ct14648231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46482432" text:id="ct146482432">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46482672" text:id="ct14648267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45885312" text:id="ct145885312">
          <text:deletion>
            <office:change-info>
              <dc:creator>Unbekannter Autor</dc:creator>
              <dc:date>2017-11-13T22:24:28</dc:date>
            </office:change-info>
            <text:p text:style-name="P1">2017.</text:p>
          </text:deletion>
        </text:changed-region>
        <text:changed-region xml:id="ct145885072" text:id="ct145885072">
          <text:deletion>
            <office:change-info>
              <dc:creator>Unbekannter Autor</dc:creator>
              <dc:date>2017-06-15T18:31:00</dc:date>
            </office:change-info>
            <text:p text:style-name="P1">3</text:p>
          </text:deletion>
        </text:changed-region>
        <text:changed-region xml:id="ct145885552" text:id="ct145885552">
          <text:insertion>
            <office:change-info>
              <dc:creator>Unbekannter Autor</dc:creator>
              <dc:date>2017-11-13T22:24:28</dc:date>
            </office:change-info>
          </text:insertion>
        </text:changed-region>
        <text:changed-region xml:id="ct147510256" text:id="ct147510256">
          <text:deletion>
            <office:change-info>
              <dc:creator>Unbekannter Autor</dc:creator>
              <dc:date>2017-11-13T22:24:28</dc:date>
            </office:change-info>
            <text:p text:style-name="P2">2017.</text:p>
          </text:deletion>
        </text:changed-region>
        <text:changed-region xml:id="ct147510376" text:id="ct147510376">
          <text:deletion>
            <office:change-info>
              <dc:creator>Unbekannter Autor</dc:creator>
              <dc:date>2017-06-15T18:31:00</dc:date>
            </office:change-info>
            <text:p text:style-name="P2">3</text:p>
          </text:deletion>
        </text:changed-region>
        <text:changed-region xml:id="ct147510136" text:id="ct147510136">
          <text:insertion>
            <office:change-info>
              <dc:creator>Unbekannter Autor</dc:creator>
              <dc:date>2017-11-13T22:24:28</dc:date>
            </office:change-info>
          </text:insertion>
        </text:changed-region>
        <text:changed-region xml:id="ct147510016" text:id="ct147510016">
          <text:insertion>
            <office:change-info>
              <dc:creator>Unbekannter Autor</dc:creator>
              <dc:date>2017-06-11T21:15:00</dc:date>
            </office:change-info>
          </text:insertion>
        </text:changed-region>
        <text:changed-region xml:id="ct147509896" text:id="ct147509896">
          <text:deletion>
            <office:change-info>
              <dc:creator>Unbekannter Autor</dc:creator>
              <dc:date>2017-06-11T21:15:00</dc:date>
            </office:change-info>
            <text:h text:style-name="Heading_20_1" text:outline-level="1"/>
            <text:h text:style-name="Heading_20_1" text:outline-level="1"/>
          </text:deletion>
        </text:changed-region>
        <text:changed-region xml:id="ct147511096" text:id="ct147511096">
          <text:insertion>
            <office:change-info>
              <dc:creator>Unbekannter Autor</dc:creator>
              <dc:date>2017-11-13T22:24:42</dc:date>
            </office:change-info>
          </text:insertion>
        </text:changed-region>
        <text:changed-region xml:id="ct147511216" text:id="ct147511216">
          <text:insertion>
            <office:change-info>
              <dc:creator>Unbekannter Autor</dc:creator>
              <dc:date>2017-05-28T23:22:00</dc:date>
            </office:change-info>
          </text:insertion>
        </text:changed-region>
        <text:changed-region xml:id="ct146416416" text:id="ct146416416">
          <text:insertion>
            <office:change-info>
              <dc:creator>Unbekannter Autor</dc:creator>
              <dc:date>2017-05-28T23:22:00</dc:date>
            </office:change-info>
          </text:insertion>
        </text:changed-region>
        <text:changed-region xml:id="ct146417736" text:id="ct146417736">
          <text:insertion>
            <office:change-info>
              <dc:creator>Unbekannter Autor</dc:creator>
              <dc:date>2017-05-28T23:22:00</dc:date>
            </office:change-info>
          </text:insertion>
        </text:changed-region>
        <text:changed-region xml:id="ct146454240" text:id="ct146454240">
          <text:insertion>
            <office:change-info>
              <dc:creator>Unbekannter Autor</dc:creator>
              <dc:date>2017-05-28T23:22:00</dc:date>
            </office:change-info>
          </text:insertion>
        </text:changed-region>
        <text:changed-region xml:id="ct146455696" text:id="ct146455696">
          <text:insertion>
            <office:change-info>
              <dc:creator>Unbekannter Autor</dc:creator>
              <dc:date>2017-08-26T11:44:10</dc:date>
            </office:change-info>
          </text:insertion>
        </text:changed-region>
        <text:changed-region xml:id="ct146457016" text:id="ct146457016">
          <text:insertion>
            <office:change-info>
              <dc:creator>Unbekannter Autor</dc:creator>
              <dc:date>2017-07-16T13:04:10</dc:date>
            </office:change-info>
          </text:insertion>
        </text:changed-region>
        <text:changed-region xml:id="ct146458456" text:id="ct146458456">
          <text:insertion>
            <office:change-info>
              <dc:creator>Unbekannter Autor</dc:creator>
              <dc:date>2017-06-11T21:07:00</dc:date>
            </office:change-info>
          </text:insertion>
        </text:changed-region>
        <text:changed-region xml:id="ct146467504" text:id="ct146467504">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46458696" text:id="ct146458696">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46458816" text:id="ct146458816">
          <text:deletion>
            <office:change-info>
              <dc:creator>Unbekannter Autor</dc:creator>
              <dc:date>2017-11-13T22:20:44</dc:date>
            </office:change-info>
            <text:p text:style-name="P5"/>
            <text:p text:style-name="P6"/>
          </text:deletion>
        </text:changed-region>
        <text:changed-region xml:id="ct146458936" text:id="ct146458936">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46459056" text:id="ct146459056">
          <text:deletion>
            <office:change-info>
              <dc:creator>Unbekannter Autor</dc:creator>
              <dc:date>2017-11-13T22:18:48</dc:date>
            </office:change-info>
            <text:p text:style-name="P7"><text:s/>Benutzerliste verlinkt nun auf die „Bearbeiten“ Ansicht der Gruppe.</text:p>
          </text:deletion>
        </text:changed-region>
        <text:changed-region xml:id="ct146469424" text:id="ct146469424">
          <text:deletion>
            <office:change-info>
              <dc:creator>Unbekannter Autor</dc:creator>
              <dc:date>2017-05-28T23:21:00</dc:date>
            </office:change-info>
            <text:h text:style-name="P8" text:outline-level="1">D</text:h>
          </text:deletion>
        </text:changed-region>
        <text:changed-region xml:id="ct146469544" text:id="ct146469544">
          <text:deletion>
            <office:change-info>
              <dc:creator>Unbekannter Autor</dc:creator>
              <dc:date>2017-04-18T21:49:00</dc:date>
            </office:change-info>
            <text:h text:style-name="Heading_20_1" text:outline-level="1"/>
            <text:h text:style-name="Heading_20_1" text:outline-level="1"/>
          </text:deletion>
        </text:changed-region>
        <text:changed-region xml:id="ct146469664" text:id="ct14646966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46469784" text:id="ct146469784">
          <text:deletion>
            <office:change-info>
              <dc:creator>Unbekannter Autor</dc:creator>
              <dc:date>2017-04-18T21:57:00</dc:date>
            </office:change-info>
            <text:p text:style-name="Text_20_body"/>
            <text:p text:style-name="Text_20_body"/>
          </text:deletion>
        </text:changed-region>
        <text:changed-region xml:id="ct146469904" text:id="ct146469904">
          <text:deletion>
            <office:change-info>
              <dc:creator>Unbekannter Autor</dc:creator>
              <dc:date>2017-05-28T23:20:00</dc:date>
            </office:change-info>
            <text:p text:style-name="Text_20_body"/>
            <text:list xml:id="list2223380271"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11100722"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81252832"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094108974"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46469304" text:id="ct146469304">
          <text:insertion>
            <office:change-info>
              <dc:creator>Unbekannter Autor</dc:creator>
              <dc:date>2017-05-28T23:21:00</dc:date>
            </office:change-info>
          </text:insertion>
        </text:changed-region>
        <text:changed-region xml:id="ct146480032" text:id="ct146480032">
          <text:insertion>
            <office:change-info>
              <dc:creator>Unbekannter Autor</dc:creator>
              <dc:date>2017-06-11T21:36:00</dc:date>
            </office:change-info>
          </text:insertion>
        </text:changed-region>
        <text:changed-region xml:id="ct146458576" text:id="ct146458576">
          <text:deletion>
            <office:change-info>
              <dc:creator>Unbekannter Autor</dc:creator>
              <dc:date>2017-05-28T23:24:00</dc:date>
            </office:change-info>
            <text:h text:style-name="Heading_20_1" text:outline-level="1"/>
            <text:h text:style-name="Heading_20_1" text:outline-level="1"/>
          </text:deletion>
        </text:changed-region>
        <text:changed-region xml:id="ct146481232" text:id="ct146481232">
          <text:deletion>
            <office:change-info>
              <dc:creator>Unbekannter Autor</dc:creator>
              <dc:date>2017-05-28T23:24:00</dc:date>
            </office:change-info>
            <text:p text:style-name="P27"><text:span text:style-name="T8"><text:s/></text:span><text:span text:style-name="T10">oder</text:span></text:p>
          </text:deletion>
        </text:changed-region>
        <text:changed-region xml:id="ct146481112" text:id="ct146481112">
          <text:insertion>
            <office:change-info>
              <dc:creator>Unbekannter Autor</dc:creator>
              <dc:date>2017-05-28T23:24:00</dc:date>
            </office:change-info>
          </text:insertion>
        </text:changed-region>
        <text:changed-region xml:id="ct146480992" text:id="ct1464809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45885312"/><text:change text:change-id="ct145885072"/><text:change-start text:change-id="ct145885552"/><text:span text:style-name="T31">2018.1</text:span><text:change-end text:change-id="ct14588555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8"/>
      <text:p text:style-name="P68"/>
      <text:p text:style-name="P69"><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8"><text:a xlink:type="simple" xlink:href="#__RefHeading___Toc447_1318882124" text:style-name="Index_20_Link" text:visited-style-name="Index_20_Link">Was ist UliCMS?<text:tab/>1</text:a></text:p>
          <text:p text:style-name="P88"><text:a xlink:type="simple" xlink:href="#__RefHeading___Toc3344_1558993862" text:style-name="Index_20_Link" text:visited-style-name="Index_20_Link">Zusammenfassung der Änderungen<text:tab/>1</text:a></text:p>
          <text:p text:style-name="P89"><text:a xlink:type="simple" xlink:href="#__RefHeading___Toc552_1489461170" text:style-name="Index_20_Link" text:visited-style-name="Index_20_Link">Neue Features<text:tab/>1</text:a></text:p>
          <text:p text:style-name="P89"><text:a xlink:type="simple" xlink:href="#__RefHeading___Toc2178_1638517198" text:style-name="Index_20_Link" text:visited-style-name="Index_20_Link">Neue API-Funktionen<text:tab/>2</text:a></text:p>
          <text:p text:style-name="P89"><text:a xlink:type="simple" xlink:href="#__RefHeading___Toc2397_1094775285" text:style-name="Index_20_Link" text:visited-style-name="Index_20_Link">Neue Hooks<text:tab/>3</text:a></text:p>
          <text:p text:style-name="P89"><text:a xlink:type="simple" xlink:href="#__RefHeading___Toc2479_3645197286" text:style-name="Index_20_Link" text:visited-style-name="Index_20_Link">Neue Filter<text:tab/>3</text:a></text:p>
          <text:p text:style-name="P89"><text:a xlink:type="simple" xlink:href="#__RefHeading___Toc1695_1328624497" text:style-name="Index_20_Link" text:visited-style-name="Index_20_Link">Neue Model-Klassen<text:tab/>3</text:a></text:p>
          <text:p text:style-name="P89"><text:a xlink:type="simple" xlink:href="#__RefHeading___Toc1889_2572858981" text:style-name="Index_20_Link" text:visited-style-name="Index_20_Link">Sonstige Änderungen<text:tab/>3</text:a></text:p>
          <text:p text:style-name="P89"><text:a xlink:type="simple" xlink:href="#__RefHeading___Toc2747_260329749" text:style-name="Index_20_Link" text:visited-style-name="Index_20_Link">Bugfixes<text:tab/>4</text:a></text:p>
          <text:p text:style-name="P89"><text:a xlink:type="simple" xlink:href="#__RefHeading___Toc1571_1328624497" text:style-name="Index_20_Link" text:visited-style-name="Index_20_Link">Entfernte Features<text:tab/>4</text:a></text:p>
          <text:p text:style-name="P88"><text:a xlink:type="simple" xlink:href="#__RefHeading___Toc4661_3330299324" text:style-name="Index_20_Link" text:visited-style-name="Index_20_Link">Detailbeschreibung der neuen Features<text:tab/>5</text:a></text:p>
          <text:p text:style-name="P89"><text:a xlink:type="simple" xlink:href="#__RefHeading___Toc1267_4069915197" text:style-name="Index_20_Link" text:visited-style-name="Index_20_Link">MVC-Strukturierung des Backends<text:tab/>5</text:a></text:p>
          <text:p text:style-name="P89"><text:a xlink:type="simple" xlink:href="#__RefHeading___Toc1497_927703663" text:style-name="Index_20_Link" text:visited-style-name="Index_20_Link">Inhaltstypen mit eigenen Feldern<text:tab/>6</text:a></text:p>
          <text:p text:style-name="P89"><text:a xlink:type="simple" xlink:href="#__RefHeading___Toc1478_3323725571" text:style-name="Index_20_Link" text:visited-style-name="Index_20_Link">Parameter $htmlAttributes zur Funktion ModuleHelper::buildMethodCallForm() hinzugefügt<text:tab/>8</text:a></text:p>
          <text:p text:style-name="P89"><text:a xlink:type="simple" xlink:href="#__RefHeading___Toc1525_2699680166" text:style-name="Index_20_Link" text:visited-style-name="Index_20_Link">Der Confirm-Dialog "Wirklich löschen?" kann über eine CSS-Klasse an einem Formular ausgelöst werden<text:tab/>8</text:a></text:p>
          <text:p text:style-name="P89"><text:a xlink:type="simple" xlink:href="#__RefHeading___Toc1706_2553089403" text:style-name="Index_20_Link" text:visited-style-name="Index_20_Link"><text:s/>Neues Metadaten-Attribut „shy“<text:tab/>8</text:a></text:p>
          <text:p text:style-name="P88"><text:a xlink:type="simple" xlink:href="#__RefHeading___Toc4663_3330299324" text:style-name="Index_20_Link" text:visited-style-name="Index_20_Link">Durchführung der Installation<text:tab/>9</text:a></text:p>
          <text:p text:style-name="P88"><text:a xlink:type="simple" xlink:href="#__RefHeading___Toc6932_1558993862" text:style-name="Index_20_Link" text:visited-style-name="Index_20_Link">Durchführung eines Upgrades<text:tab/>9</text:a></text:p>
          <text:p text:style-name="P88"><text:a xlink:type="simple" xlink:href="#__RefHeading___Toc734_1061336504" text:style-name="Index_20_Link" text:visited-style-name="Index_20_Link">Benötigen Sie Hilfe?<text:tab/>11</text:a></text:p>
          <text:p text:style-name="P88"><text:a xlink:type="simple" xlink:href="#__RefHeading___Toc978_1474200080" text:style-name="Index_20_Link" text:visited-style-name="Index_20_Link">Abbildungsverzeichnis<text:tab/>11</text:a></text:p>
        </text:index-body>
      </text:table-of-content>
      <text:p text:style-name="P54"/>
      <text:h text:style-name="P76" text:outline-level="1"><text:bookmark-start text:name="__RefHeading___Toc467_918909501"/>Über dieses Dokument<text:bookmark-end text:name="__RefHeading___Toc467_918909501"/></text:h>
      <text:p text:style-name="P32">Dieses Dokument beschreibt die neuen Features in UliCMS <text:change text:change-id="ct147510256"/><text:change text:change-id="ct147510376"/><text:change-start text:change-id="ct147510136"/><text:span text:style-name="T26">2018.1</text:span><text:change-end text:change-id="ct147510136"/><text:span text:style-name="T26">.</text:span></text:p>
      <text:h text:style-name="P81" text:outline-level="2"><text:bookmark-start text:name="__RefHeading___Toc481_1318882124"/>Zielgruppe<text:bookmark-end text:name="__RefHeading___Toc481_1318882124"/></text:h>
      <text:p text:style-name="P5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8"><text:bookmark-start text:name="__RefHeading___Toc901_364092656"/>UliCMS ermöglicht die Erstellung und Verwaltung von kleinen und mittelgroßen Websites.<text:bookmark-end text:name="__RefHeading___Toc901_364092656"/><text:change-start text:change-id="ct147510016"/></text:p>
      <text:h text:style-name="Heading_20_1" text:outline-level="1"><text:bookmark-start text:name="__RefHeading___Toc3344_1558993862"/><text:change-end text:change-id="ct147510016"/><text:change text:change-id="ct147509896"/>Zusammenfassung der Änderungen<text:bookmark-end text:name="__RefHeading___Toc3344_1558993862"/></text:h>
      <text:h text:style-name="P80" text:outline-level="2"><text:bookmark-start text:name="__RefHeading___Toc552_1489461170"/>Neue Features<text:bookmark-end text:name="__RefHeading___Toc552_1489461170"/><text:change-start text:change-id="ct147511096"/></text:h>
      <text:list xml:id="list357740591" text:style-name="L5">
        <text:list-item>
          <text:p text:style-name="P95"><text:change-end text:change-id="ct147511096"/>Teile des Backends wurden in Core-Module verschoben und in ein MVC-Pattern umstrukturiert</text:p>
        </text:list-item>
        <text:list-item>
          <text:p text:style-name="P95">Module können nun Inhaltstypen mit eigenen Formularfeldern erstellen</text:p>
        </text:list-item>
        <text:list-item>
          <text:p text:style-name="P95">Neuer Parameter $htmlAttributes (Array) zu der Funktion ModuleHelper::buildMethodCallForm() hinzugefügt</text:p>
        </text:list-item>
        <text:list-item>
          <text:p text:style-name="P95">Der Confirm-Dialog "Wirklich löschen?" kann über eine CSS-Klasse an einem Formular ausgelöst werden.</text:p>
        </text:list-item>
        <text:list-item>
          <text:p text:style-name="P95">Durch das booleanische "shy" Attribut in einer Metadatendatei können Module und Themes im Paketmanager versteckt werden.</text:p>
        </text:list-item>
        <text:list-item>
          <text:p text:style-name="P95">Es können nun Standardwerte für benutzerdefinierte Werte gesetzt werden</text:p>
        </text:list-item>
        <text:list-item>
          <text:p text:style-name="P95">User-&gt;resetPassword() implementiert</text:p>
        </text:list-item>
        <text:list-item>
          <text:p text:style-name="P95">Neue Direktive action_permissions in den Metadaten eines Moduls wird nun ausgewertet</text:p>
        </text:list-item>
        <text:list-item>
          <text:p text:style-name="P96">Parameter $order zu allen Funktionen im User-Manager hinzugefügt</text:p>
        </text:list-item>
        <text:list-item>
          <text:p text:style-name="P112">CodeMirror kann per CSS-Klasse auf eine Textarea angewenden werden.</text:p>
        </text:list-item>
        <text:list-item>
          <text:p text:style-name="P112">Beim Upload eines SimpleInstall v2 Pakets wird nun ein Screenshot angezeigt, sofern vorhanden.<text:change-start text:change-id="ct147511216"/></text:p>
        </text:list-item>
      </text:list>
      <text:h text:style-name="P22" text:outline-level="2"><text:bookmark-start text:name="__RefHeading___Toc2178_1638517198"/>Neue API-Funktionen<text:bookmark-end text:name="__RefHeading___Toc2178_1638517198"/><text:change-end text:change-id="ct147511216"/></text:h>
      <text:list xml:id="list3187703727" text:style-name="L6">
        <text:list-item>
          <text:p text:style-name="P97">esc()</text:p>
        </text:list-item>
        <text:list-item>
          <text:p text:style-name="P97"><text:s/>_esc()</text:p>
        </text:list-item>
        <text:list-item>
          <text:p text:style-name="P97">ModuleHelper::buildMethodCallUrl()</text:p>
        </text:list-item>
        <text:list-item>
          <text:p text:style-name="P97">ModuleHelper::deleteButton()</text:p>
        </text:list-item>
        <text:list-item>
          <text:p text:style-name="P97">ModuleHelper::buildQueryString()</text:p>
        </text:list-item>
        <text:list-item>
          <text:p text:style-name="P97">ModuleHelper::buildMethodCallUploadForm()</text:p>
        </text:list-item>
        <text:list-item>
          <text:p text:style-name="P97">ModuleHelper::buildRessourcePath()</text:p>
        </text:list-item>
        <text:list-item>
          <text:p text:style-name="P97">ModuleHelper::buildMethodCallButton()</text:p>
        </text:list-item>
        <text:list-item>
          <text:p text:style-name="P97">CustomData::setDefault()</text:p>
        </text:list-item>
        <text:list-item>
          <text:p text:style-name="P97">CustomData::getDefaultAsJSON()</text:p>
        </text:list-item>
        <text:list-item>
          <text:p text:style-name="P97">Settings::mappingStringToArray()</text:p>
        </text:list-item>
        <text:list-item>
          <text:p text:style-name="P97">Banners::getByCategory()</text:p>
        </text:list-item>
        <text:list-item>
          <text:p text:style-name="P97">str_contains()</text:p>
        </text:list-item>
        <text:list-item>
          <text:p text:style-name="P97">register_translation()</text:p>
        </text:list-item>
        <text:list-item>
          <text:p text:style-name="P97">add_translation()</text:p>
        </text:list-item>
      </text:list>
      <text:list xml:id="list3278132940" text:style-name="L7">
        <text:list-item>
          <text:p text:style-name="P98">json_readable_encode()</text:p>
        </text:list-item>
      </text:list>
      <text:list xml:id="list4168105449" text:style-name="L8">
        <text:list-item>
          <text:p text:style-name="P99">getLanguageByDomain()</text:p>
        </text:list-item>
      </text:list>
      <text:p text:style-name="P43"/>
      <text:h text:style-name="P22" text:outline-level="2"><text:bookmark-start text:name="__RefHeading___Toc2397_1094775285"/><text:change-start text:change-id="ct146416416"/>Neue Hooks<text:bookmark-end text:name="__RefHeading___Toc2397_1094775285"/><text:change-end text:change-id="ct146416416"/></text:h>
      <text:list xml:id="list1696690126" text:style-name="L9">
        <text:list-item>
          <text:p text:style-name="P100">before_functions</text:p>
        </text:list-item>
        <text:list-item>
          <text:p text:style-name="P100">after_functions</text:p>
        </text:list-item>
        <text:list-item>
          <text:p text:style-name="P100">before_backend_header</text:p>
        </text:list-item>
        <text:list-item>
          <text:p text:style-name="P100">after_backend_header</text:p>
        </text:list-item>
        <text:list-item>
          <text:p text:style-name="P100">before_login_form</text:p>
        </text:list-item>
        <text:list-item>
          <text:p text:style-name="P100">after_login_form</text:p>
        </text:list-item>
        <text:list-item>
          <text:p text:style-name="P100">before_reset_password_form</text:p>
        </text:list-item>
        <text:list-item>
          <text:p text:style-name="P100">after_after_password_form</text:p>
        </text:list-item>
        <text:list-item>
          <text:p text:style-name="P100">before_backend_run_methods</text:p>
        </text:list-item>
        <text:list-item>
          <text:p text:style-name="P100">after_backend_run_methods<text:change-start text:change-id="ct146417736"/></text:p>
        </text:list-item>
      </text:list>
      <text:h text:style-name="Heading_20_2" text:outline-level="2"><text:bookmark-start text:name="__RefHeading___Toc2479_3645197286"/>Neue Filter<text:bookmark-end text:name="__RefHeading___Toc2479_3645197286"/><text:change-end text:change-id="ct146417736"/></text:h>
      <text:list xml:id="list3372599647" text:style-name="L10">
        <text:list-item>
          <text:p text:style-name="P101">session_data</text:p>
        </text:list-item>
        <text:list-item>
          <text:p text:style-name="P101">body_classes</text:p>
        </text:list-item>
      </text:list>
      <text:h text:style-name="Heading_20_2" text:outline-level="2"><text:bookmark-start text:name="__RefHeading___Toc1695_1328624497"/>Neue Model-Klassen<text:bookmark-end text:name="__RefHeading___Toc1695_1328624497"/></text:h>
      <text:list xml:id="list1135144084" text:style-name="L11">
        <text:list-item>
          <text:p text:style-name="P102">Audio</text:p>
        </text:list-item>
      </text:list>
      <text:list xml:id="list1153647657" text:style-name="L12">
        <text:list-item>
          <text:p text:style-name="P103">Video<text:change-start text:change-id="ct146454240"/></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46454240"/></text:h>
      <text:list xml:id="list1447571847" text:style-name="L13">
        <text:list-item>
          <text:p text:style-name="P104">Wenn möglich wird bei PHP Fehlern der HTTP Status "500 Internal Server Error" gesendet.</text:p>
        </text:list-item>
        <text:list-item>
          <text:p text:style-name="P104">Funktion is_ajax_request() verschoben nach Request::isAjaxRequest()</text:p>
        </text:list-item>
        <text:list-item>
          <text:p text:style-name="P104">Die Logik, welche Felder abhängig vom ausgewählten Inhaltstyp ein- und ausblendet wurde neu implementiert</text:p>
        </text:list-item>
        <text:list-item>
          <text:p text:style-name="P104">Benutzer bei denen "Ist Admin" gesetzt ist, dürfen nun alle Seiten bearbeiten, unabhängig von den gesetzten Berechtigungen</text:p>
        </text:list-item>
      </text:list>
      <text:p text:style-name="P67"><text:change-start text:change-id="ct146455696"/></text:p>
      <text:h text:style-name="Heading_20_2" text:outline-level="2"><text:bookmark-start text:name="__RefHeading___Toc2747_260329749"/>Bugfixes<text:bookmark-end text:name="__RefHeading___Toc2747_260329749"/><text:change-end text:change-id="ct146455696"/></text:h>
      <text:p text:style-name="P44">Die Gruppe "Administratoren" wird bei der Installation wieder erstellt</text:p>
      <text:list xml:id="list727835568" text:style-name="L14">
        <text:list-item>
          <text:p text:style-name="P105">Auf einigen Systemen wurde beim Klick auf das Icon "Cache leeren" die Ladeanimation nicht angezeigt</text:p>
        </text:list-item>
        <text:list-item>
          <text:p text:style-name="P105">Der Menüpunkt "Update" wurde nicht angezeigt, wenn der Benutzer zwar zu update_system berechtigt ist, aber "Ist Admin" nicht gesetzt ist.</text:p>
        </text:list-item>
        <text:list-item>
          <text:p text:style-name="P105">Bei einigen Mailservern funktionierte der Versand von "Passwort zurücksetzen" E-Mails nicht.</text:p>
        </text:list-item>
        <text:list-item>
          <text:p text:style-name="P105">Ein Problem, bei dem die Datenbanktabelle password_reset bei der Installation und bei einem Update nicht erstellt wurde, wurde behoben.</text:p>
        </text:list-item>
        <text:list-item>
          <text:p text:style-name="P105">Model-Klasse "Banner" speichert nun korrekt</text:p>
        </text:list-item>
        <text:list-item>
          <text:p text:style-name="P105">Der Fallback-Link zu HTML5-Medien für nicht unterstützte Browser wird nun korrekt erstellt</text:p>
        </text:list-item>
        <text:list-item>
          <text:p text:style-name="P105">"Anzeigen" Link in der Seitenliste war fehlerhaft, wenn Domain2Language Mapping aktiv ist und UliCMS in einem Unterordner installiert ist.</text:p>
        </text:list-item>
      </text:list>
      <text:h text:style-name="P82" text:outline-level="2"><text:bookmark-start text:name="__RefHeading___Toc1571_1328624497"/><text:change-start text:change-id="ct146457016"/>Entfernte Features<text:bookmark-end text:name="__RefHeading___Toc1571_1328624497"/><text:change-end text:change-id="ct146457016"/></text:h>
      <text:list xml:id="list559265840" text:style-name="L15">
        <text:list-item>
          <text:p text:style-name="P113">Funktion ulicms_redirect() entfernt.<text:line-break/>Nutzen Sie stattdessen Request::redirect()</text:p>
        </text:list-item>
      </text:list>
      <text:h text:style-name="P8" text:outline-level="1"><text:bookmark-start text:name="__RefHeading___Toc4661_3330299324"/><text:change-start text:change-id="ct146458456"/>Detailbeschreibung der neuen Features<text:bookmark-end text:name="__RefHeading___Toc4661_3330299324"/><text:change-end text:change-id="ct146458456"/></text:h>
      <text:h text:style-name="P83" text:outline-level="2"><text:bookmark-start text:name="__RefHeading___Toc1267_4069915197"/><text:change text:change-id="ct146467504"/><text:change text:change-id="ct146458696"/><text:change text:change-id="ct146458816"/><text:change text:change-id="ct146458936"/><text:change text:change-id="ct146459056"/>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59">Die Core-Module lassen Sich unter „Pakete“ über die Option „Core-Module anzeigen“ einblenden.</text:p>
      <text:p text:style-name="P59"/>
      <text:p text:style-name="P59"><draw:frame draw:style-name="fr3" draw:name="Rahmen4" text:anchor-type="paragraph" svg:width="17.013cm" draw:z-index="16"><draw:text-box fo:min-height="9.343cm"><text:p text:style-name="Illustration"><draw:frame draw:style-name="fr2" draw:name="Bild6" text:anchor-type="as-char" svg:width="17.013cm" style:rel-width="100%" svg:height="9.343cm" style:rel-height="scale" draw:z-index="19"><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85" text:outline-level="2"/>
      <text:h text:style-name="P87"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0">Der Name eines Felds muss eindeutig sein. Wenn mehrere Inhaltstypen mit einem gleich benannten Feld existieren, führt dies zu Fehlern beim Speichern.</text:p>
      <text:p text:style-name="P61">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1047398612" text:style-name="L16">
        <text:list-item>
          <text:p text:style-name="P114">TextField</text:p>
        </text:list-item>
        <text:list-item>
          <text:p text:style-name="P114">MultilineTextField</text:p>
        </text:list-item>
        <text:list-item>
          <text:p text:style-name="P114">EmailField</text:p>
        </text:list-item>
        <text:list-item>
          <text:p text:style-name="P114">MonthField</text:p>
        </text:list-item>
        <text:list-item>
          <text:p text:style-name="P115">DatetimeField</text:p>
        </text:list-item>
        <text:list-item>
          <text:p text:style-name="P114">NumberField</text:p>
        </text:list-item>
        <text:list-item>
          <text:p text:style-name="P114">ColorField</text:p>
        </text:list-item>
        <text:list-item>
          <text:p text:style-name="P114">HtmlField</text:p>
        </text:list-item>
        <text:list-item>
          <text:p text:style-name="P114">SelectField</text:p>
        </text:list-item>
        <text:list-item>
          <text:p text:style-name="P114">MultiSelectField</text:p>
        </text:list-item>
      </text:list>
      <text:p text:style-name="P60"/>
      <text:p text:style-name="P60"><draw:frame draw:style-name="fr3" draw:name="Rahmen5" text:anchor-type="paragraph" svg:width="17.013cm" draw:z-index="17"><draw:text-box fo:min-height="17.39cm"><text:p text:style-name="Illustration"><draw:frame draw:style-name="fr2" draw:name="Bild7" text:anchor-type="as-char" svg:width="17.013cm" style:rel-width="100%" svg:height="17.39cm" style:rel-height="scale" draw:z-index="20"><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84" text:outline-level="2"/>
      <text:h text:style-name="P22" text:outline-level="2"><text:bookmark-start text:name="__RefHeading___Toc1478_3323725571"/>Parameter $htmlAttributes zu<text:span text:style-name="T34">r</text:span> Funktion ModuleHelper::buildMethodCallForm() hinzugefügt<text:bookmark-end text:name="__RefHeading___Toc1478_3323725571"/></text:h>
      <text:p text:style-name="P62">Der optionale Parameter $htmlAttributes wurde zur Funktion ModuleHelper::buildMethodCallForm() hinzugefügt. Dies ist ein <text:span text:style-name="T35">assoziatives</text:span> Array für optionale Attribute <text:span text:style-name="T35">die zum </text:span>&lt;form&gt; HTML-Tag <text:span text:style-name="T35">hinzugefügt wird.</text:span></text:p>
      <text:p text:style-name="P63">Die vollständige Signatur der Funktion</text:p>
      <text:p text:style-name="P64">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66">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6"><text:tab/>$translation = </text:span><text:span text:style-name="T37">new </text:span><text:span text:style-name="T38">JSTranslation</text:span><text:span text:style-name="T36"> ();</text:span></text:p>
      <text:p text:style-name="P70"><text:span text:style-name="T36"><text:tab/>$translation-&gt;addKey ( </text:span><text:span text:style-name="T39">"</text:span><text:span text:style-name="T40">ask_for_delete</text:span><text:span text:style-name="T39">" </text:span><text:span text:style-name="T36">);</text:span></text:p>
      <text:p text:style-name="P34"><text:tab/>$translation-&gt;renderJS ();</text:p>
      <text:p text:style-name="P65"><draw:frame draw:style-name="fr4" draw:name="Rahmen6" text:anchor-type="paragraph" svg:x="1.441cm" svg:y="0.471cm" svg:width="11.324cm" draw:z-index="18"><draw:text-box fo:min-height="3.254cm"><text:p text:style-name="Illustration"><draw:frame draw:style-name="fr2" draw:name="Bild8" text:anchor-type="as-char" svg:width="11.324cm" style:rel-width="100%" svg:height="3.254cm" style:rel-height="scale" draw:z-index="21"><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1">Metadaten-A</text:span>ttribut „<text:span text:style-name="T41">shy</text:span>“<text:bookmark-end text:name="__RefHeading___Toc1706_2553089403"/></text:h>
      <text:p text:style-name="Text_20_body">Durch das booleanische "shy" Attribut in einer Metadatendatei können Module und Themes im Paketmanager versteckt werden.</text:p>
      <text:p text:style-name="P122">{<text:line-break/> <text:s text:c="2"/>„shy“ : true<text:line-break/>}</text:p>
      <text:h text:style-name="P8" text:outline-level="1"><text:bookmark-start text:name="__RefHeading___Toc4663_3330299324"/><text:change text:change-id="ct146469424"/><text:change text:change-id="ct146469544"/><text:change text:change-id="ct146469664"/><text:change text:change-id="ct146469784"/><text:change text:change-id="ct146469904"/><text:change-start text:change-id="ct146469304"/><text:span text:style-name="T30">D</text:span><text:change-end text:change-id="ct146469304"/>urchführung der Installation<text:bookmark-end text:name="__RefHeading___Toc4663_3330299324"/></text:h>
      <text:list xml:id="list943673294" text:style-name="L17">
        <text:list-item>
          <text:p text:style-name="P106"><text:span text:style-name="T33">Entpacken Sie die heruntergeladene zip-Datei.Verbinden Sie sich pe</text:span>r FTP mit dem Webserver und laden Sie den Inhalt des Ordners „ulicms“ in den Hauptordner oder einen Unterordner hoch.</text:p>
        </text:list-item>
        <text:list-item>
          <text:p text:style-name="P107">Wenn Sie UliCMS in de<text:span text:style-name="T28">m</text:span> Hauptordner hochgeladen haben, rufen Sie [www.ihredomain.de]/installer im Browser auf.</text:p>
        </text:list-item>
        <text:list-item>
          <text:p text:style-name="P107">Wenn Sie UliCMS in eine<text:span text:style-name="T28">m</text:span> Unterordner hochgeladen haben, rufen Sie [www.ihredomain.de]/[ihr-unterordner]/installer im Browser auf.<text:line-break/>Die eckigen Klammern sind Platzhalter.</text:p>
        </text:list-item>
        <text:list-item>
          <text:p text:style-name="P107">Folgen Sie den Anweisungen des Installationsassistenten.</text:p>
        </text:list-item>
        <text:list-item>
          <text:p text:style-name="P108"><text:bookmark-start text:name="__RefHeading__616_716240178"/>Löschen Sie nach erfolgreichen Abschluss der Installation den Ordner „installer“ vom Server.<text:bookmark-end text:name="__RefHeading__616_716240178"/><text:change-start text:change-id="ct146480032"/></text:p>
        </text:list-item>
      </text:list>
      <text:h text:style-name="Heading_20_1" text:outline-level="1"><text:bookmark-start text:name="__RefHeading___Toc6932_1558993862"/><text:change-end text:change-id="ct146480032"/><text:change text:change-id="ct146458576"/>Durchführung eines Upgrades<text:bookmark-end text:name="__RefHeading___Toc6932_1558993862"/></text:h>
      <text:p text:style-name="P27"><text:span text:style-name="T8">Ein Upgrade kann nur von UliCMS 2017.1</text:span><text:change text:change-id="ct146481232"/><text:change-start text:change-id="ct146481112"/><text:span text:style-name="T8">,</text:span><text:change-end text:change-id="ct146481112"/><text:span text:style-name="T10"> UliCMS 2017.2</text:span><text:span text:style-name="T8"> </text:span><text:change-start text:change-id="ct146480992"/><text:span text:style-name="T24">oder UliCMS 2017.3 </text:span><text:change-end text:change-id="ct146480992"/><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064109518" text:style-name="L18">
        <text:list-item>
          <text:p text:style-name="P109">Entpacken Sie das heruntergeladene Upgrade-Paket.</text:p>
        </text:list-item>
        <text:list-item>
          <text:p text:style-name="P10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1952200114932" text:continue-numbering="true" text:style-name="L18">
        <text:list-item>
          <text:p text:style-name="P116"><draw:frame draw:style-name="fr5" draw:name="Rahmen7" text:anchor-type="paragraph" svg:x="2.708cm" svg:y="-0.171cm" svg:width="6.881cm" draw:z-index="14"><draw:text-box fo:min-height="8.183cm"><text:p text:style-name="Illustration"><draw:frame draw:style-name="fr9" draw:name="Bild10" text:anchor-type="paragraph" svg:width="6.881cm" svg:height="8.183cm" style:rel-height="scale" draw:z-index="15"><draw:image xlink:href="Pictures/100002010000013D0000017980A4DBF7064F7A26.png" xlink:type="simple" xlink:show="embed" xlink:actuate="onLoad"/></draw:frame><text:change text:change-id="ct146483512"/><text:change text:change-id="ct146483392"/><text:change text:change-id="ct146483272"/><text:change text:change-id="ct146483152"/><text:change text:change-id="ct146483032"/><text:change text:change-id="ct146482912"/><text:change text:change-id="ct146481712"/><text:change text:change-id="ct146481832"/><text:change text:change-id="ct146481952"/><text:change text:change-id="ct146482072"/><text:change text:change-id="ct146482192"/><text:change text:change-id="ct146482312"/><text:change text:change-id="ct146482432"/><text:change text:change-id="ct146482672"/> Abbildung <text:sequence text:ref-name="refIllustration20" text:name="Illustration" text:formula="ooow:Illustration+1" style:num-format="1">4</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17">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18">Loggen Sie sich nun in das CMS ein, prüfen Sie, ob eine Paketquelle für diese Version von UliCMS ausgewählt ist.</text:p>
        </text:list-item>
        <text:list-item>
          <text:p text:style-name="P119">Falls Patches für UliCMS verfügbar sind, installieren Sie diese.</text:p>
        </text:list-item>
        <text:list-item>
          <text:p text:style-name="P120">Leeren Sie den Cache des CMS.</text:p>
        </text:list-item>
        <text:list-item>
          <text:p text:style-name="P121">Rufen Sie „Pakete“ auf, und merken Sie sich alle Pakete, deren Versionsnummer rot markiert ist. Installieren Sie die neuen Versionen dieser Pakete.</text:p>
        </text:list-item>
        <text:list-item>
          <text:p text:style-name="P121">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P56"><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text:s/>Abbildung 1: Anzeige der Core-Module in der Liste der Module<text:tab/>5</text:p>
          <text:p text:style-name="P90"><text:s/>Abbildung 2: Demo-Modul custom_types_example<text:tab/>7</text:p>
          <text:p text:style-name="P90"><text:s/>Abbildung 3: Sicherheitsnachfrage, ob ein Datensatz wirklich gelöscht werden soll<text:tab/>8</text:p>
          <text:p text:style-name="P90"><text:s/>Abbildung 4: Abbildung, setzen der Datei-Berechtigungen auf dem FTP-Server<text:tab/>10</text:p>
        </text:index-body>
      </text:illustration-index>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6T19:19:50.589000005">16.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8M6S</meta:editing-duration>
    <meta:editing-cycles>918</meta:editing-cycles>
    <meta:generator>LibreOffice/5.3.6.1$Windows_x86 LibreOffice_project/686f202eff87ef707079aeb7f485847613344eb7</meta:generator>
    <dc:date>2017-11-16T19:19:50.319000000</dc:date>
    <meta:document-statistic meta:table-count="0" meta:image-count="11" meta:object-count="0" meta:page-count="13" meta:paragraph-count="161" meta:word-count="1256" meta:character-count="9532" meta:non-whitespace-character-count="8497"/>
  </office:meta>
</office:document-meta>
</file>